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e3fc" officeooo:paragraph-rsid="0012e3fc"/>
    </style:style>
    <style:style style:name="P2" style:family="paragraph" style:parent-style-name="Standard">
      <style:text-properties officeooo:rsid="00145211" officeooo:paragraph-rsid="00145211"/>
    </style:style>
    <style:style style:name="P3" style:family="paragraph" style:parent-style-name="Standard">
      <style:text-properties officeooo:rsid="001532e4" officeooo:paragraph-rsid="001532e4"/>
    </style:style>
    <style:style style:name="P4" style:family="paragraph" style:parent-style-name="Standard">
      <style:text-properties officeooo:rsid="00166dea" officeooo:paragraph-rsid="00166dea"/>
    </style:style>
    <style:style style:name="P5" style:family="paragraph" style:parent-style-name="Standard">
      <style:text-properties officeooo:rsid="0019b22f" officeooo:paragraph-rsid="0019b22f"/>
    </style:style>
    <style:style style:name="T1" style:family="text">
      <style:text-properties officeooo:rsid="00180173"/>
    </style:style>
    <style:style style:name="T2" style:family="text">
      <style:text-properties officeooo:rsid="0019e9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exbox was designed to be used for one dimensional layout, meaning it deals with one axis at the time, either a row or a column.</text:p>
      <text:p text:style-name="P2">First 2 img</text:p>
      <text:p text:style-name="P2"/>
      <text:p text:style-name="P2">Flexbox allow us to set the allignment, we can align an item or a group of items to the left or the right or even to the top or bottom</text:p>
      <text:p text:style-name="P3">3-4-5-6-</text:p>
      <text:p text:style-name="P3"/>
      <text:p text:style-name="P3">Flexbox also allow us to control the size of the individual items</text:p>
      <text:p text:style-name="P3">7</text:p>
      <text:p text:style-name="P3"/>
      <text:p text:style-name="P4">Another great feature of flexbox is to control the order in which item <text:s/>appear on the page <text:span text:style-name="T1">and this can be particularly useful when switching elemetns around for different layouts, we could have certain elements in one order for larger screen <text:s/>and a completely different order for smaller screen</text:span></text:p>
      <text:p text:style-name="P5">8-9</text:p>
      <text:p text:style-name="P5"/>
      <text:p text:style-name="P5">The most important things to keep in mind with flexbox are the main and cro<text:span text:style-name="T2">s</text:span>s axis.We define the main axis by setting the flex direction, the default direction is row and it places <text:s/>the items in a standard left to right row, if we want to revert this order and places the item from right to left we need to set the direction <text:s/><text:span text:style-name="T2">to be reverse-row.Then we have direction column from top to bottom and then we have direction coumn reverse from bottom to top.After we set the main direction the cross direction will run perperdicular to the main axis for example if we set the direction to row the corss axis will be column.</text:span></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29T13:26:52.827000000</dc:date>
    <meta:editing-duration>PT31M51S</meta:editing-duration>
    <meta:editing-cycles>4</meta:editing-cycles>
    <meta:generator>LibreOffice/7.1.4.2$Windows_X86_64 LibreOffice_project/a529a4fab45b75fefc5b6226684193eb000654f6</meta:generator>
    <meta:document-statistic meta:table-count="0" meta:image-count="0" meta:object-count="0" meta:page-count="1" meta:paragraph-count="9" meta:word-count="237" meta:character-count="1264" meta:non-whitespace-character-count="1032"/>
  </office:meta>
</office:document-meta>
</file>